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6.489cm"/>
    </style:style>
    <style:style style:name="co5" style:family="table-column">
      <style:table-column-properties fo:break-before="auto" style:column-width="25.4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Milestone</text:p>
          </table:table-cell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Überschrift</text:p>
          </table:table-cell>
          <table:table-cell table:style-name="ce6" office:value-type="string" calcext:value-type="string">
            <text:p>User-Story</text:p>
          </table:table-cell>
          <table:table-cell table:style-name="ce6" table:number-columns-repeated="1019"/>
        </table:table-row>
        <table:table-row table:style-name="ro1">
          <table:table-cell table:style-name="ce2" office:value-type="date" office:date-value="2015-05-05" calcext:value-type="date">
            <text:p>05.05.15</text:p>
          </table:table-cell>
          <table:table-cell table:style-name="ce5" office:value-type="string" calcext:value-type="string">
            <text:p>1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evel erzeugen</text:p>
          </table:table-cell>
          <table:table-cell office:value-type="string" calcext:value-type="string">
            <text:p>Wenn der Spieler ein Level wählt, wird das Level mit Zielen und Hindernissen erzeugt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05" calcext:value-type="date">
            <text:p>05.05.15</text:p>
          </table:table-cell>
          <table:table-cell table:style-name="ce5" office:value-type="string" calcext:value-type="string">
            <text:p>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evel aktualisieren</text:p>
          </table:table-cell>
          <table:table-cell office:value-type="string" calcext:value-type="string">
            <text:p>Wenn der Spieler das Spiel startet, <text:s/>dann fährt der C mit Standardgeschwindigkeit lo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05" calcext:value-type="date">
            <text:p>05.05.15</text:p>
          </table:table-cell>
          <table:table-cell table:style-name="ce5" office:value-type="string" calcext:value-type="string">
            <text:p>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evel anzeigen</text:p>
          </table:table-cell>
          <table:table-cell office:value-type="string" calcext:value-type="string">
            <text:p>Wenn der Spieler ein Spiel lädt, wird das Level angezeigt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05" calcext:value-type="date">
            <text:p>05.05.15</text:p>
          </table:table-cell>
          <table:table-cell table:style-name="ce5" office:value-type="string" calcext:value-type="string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aden von Assets</text:p>
          </table:table-cell>
          <table:table-cell office:value-type="string" calcext:value-type="string">
            <text:p>Wenn das Level lädt, dann werden die Daten aus der DB gelesen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05" calcext:value-type="date">
            <text:p>05.05.15</text:p>
          </table:table-cell>
          <table:table-cell table:style-name="ce5" office:value-type="string" calcext:value-type="string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artmenü</text:p>
          </table:table-cell>
          <table:table-cell office:value-type="string" calcext:value-type="string">
            <text:p>Wenn der User das Spiel startet, <text:s/>dann sieht er das Startmenü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19" calcext:value-type="date">
            <text:p>19.05.15</text:p>
          </table:table-cell>
          <table:table-cell table:style-name="ce5" office:value-type="string" calcext:value-type="string">
            <text:p>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 nach rechts werfen</text:p>
          </table:table-cell>
          <table:table-cell office:value-type="string" calcext:value-type="string">
            <text:p>Wenn der Spieler X drückt, wirft der C eine Zeitung nach recht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19" calcext:value-type="date">
            <text:p>19.05.15</text:p>
          </table:table-cell>
          <table:table-cell table:style-name="ce5" office:value-type="string" calcext:value-type="string">
            <text:p>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 nach links werfen</text:p>
          </table:table-cell>
          <table:table-cell office:value-type="string" calcext:value-type="string">
            <text:p>Wenn der Spieler Y drückt, wirft der C eine Zeitung nach link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19" calcext:value-type="date">
            <text:p>19.05.15</text:p>
          </table:table-cell>
          <table:table-cell table:style-name="ce5" office:value-type="string" calcext:value-type="string">
            <text:p>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eschwindigkeit erhöhen</text:p>
          </table:table-cell>
          <table:table-cell office:value-type="string" calcext:value-type="string">
            <text:p>Wenn der Spieler Pfeil nach vorne drückt, fährt der C schneller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19" calcext:value-type="date">
            <text:p>19.05.15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ch rechts lenken</text:p>
          </table:table-cell>
          <table:table-cell office:value-type="string" calcext:value-type="string">
            <text:p>Wenn der Spieler Pfeil nach rechts drückt, fährt der C nach recht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19" calcext:value-type="date">
            <text:p>19.05.15</text:p>
          </table:table-cell>
          <table:table-cell table:style-name="ce5" office:value-type="string" calcext:value-type="string">
            <text:p>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eschwindigkeit verringern</text:p>
          </table:table-cell>
          <table:table-cell office:value-type="string" calcext:value-type="string">
            <text:p>Wenn der Spieler Pfeil rückwärts drückt, wird der C langsamer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5-19" calcext:value-type="date">
            <text:p>19.05.15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ch links lenken</text:p>
          </table:table-cell>
          <table:table-cell office:value-type="string" calcext:value-type="string">
            <text:p>Wenn der Spieler Pfeil nach links drückt, fährt der C nach links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2" calcext:value-type="date">
            <text:p>02.06.15</text:p>
          </table:table-cell>
          <table:table-cell table:style-name="ce5" office:value-type="string" calcext:value-type="string">
            <text:p>1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reffer in Nicht-Abonnenten-Briefkasten</text:p>
          </table:table-cell>
          <table:table-cell office:value-type="string" calcext:value-type="string">
            <text:p>Wenn der Spieler in einen Briefkasten trifft, wenn der Briefkasten einem Nicht-Abonnenten gehört, dann passiert nichts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2" calcext:value-type="date">
            <text:p>02.06.15</text:p>
          </table:table-cell>
          <table:table-cell table:style-name="ce5" office:value-type="string" calcext:value-type="string">
            <text:p>1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en auffüllen</text:p>
          </table:table-cell>
          <table:table-cell office:value-type="string" calcext:value-type="string">
            <text:p>Wenn der Spieler über einen Zeitungshaufen fährt, dann laden sich 10 Zeitungen auf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2" calcext:value-type="date">
            <text:p>02.06.15</text:p>
          </table:table-cell>
          <table:table-cell table:style-name="ce5" office:value-type="string" calcext:value-type="string">
            <text:p>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en leer</text:p>
          </table:table-cell>
          <table:table-cell office:value-type="string" calcext:value-type="string">
            <text:p>Wenn der Spieler eine Zeitung wirft, wenn die Zeitungen leer sind, dann passiert nichts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2" calcext:value-type="date">
            <text:p>02.06.15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iel erreicht</text:p>
          </table:table-cell>
          <table:table-cell office:value-type="string" calcext:value-type="string">
            <text:p>Wenn der Spieler das Ziel erreicht, wird das Spiel angehalten, die Punkte in die DB geschrieben und das Menü angezeigt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2" calcext:value-type="date">
            <text:p>02.06.15</text:p>
          </table:table-cell>
          <table:table-cell table:style-name="ce5" office:value-type="string" calcext:value-type="string">
            <text:p>1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reffer in Abonnenten-Briefkasten</text:p>
          </table:table-cell>
          <table:table-cell office:value-type="string" calcext:value-type="string">
            <text:p>Wenn der Spieler einen Briefkasten trifft, wenn der Briefkasten einem Abonnenten gehört, dann werden ihm 700 Punkte gutgeschrieben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02" calcext:value-type="date">
            <text:p>02.06.15</text:p>
          </table:table-cell>
          <table:table-cell table:style-name="ce5" office:value-type="string" calcext:value-type="string">
            <text:p>1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egen Hindernis fahren</text:p>
          </table:table-cell>
          <table:table-cell office:value-type="string" calcext:value-type="string">
            <text:p>Wenn der C gegen ein Hindernis fährt, hat er ein Leben weniger und muss von der Stelle noch mal beginnen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16" calcext:value-type="date">
            <text:p>16.06.15</text:p>
          </table:table-cell>
          <table:table-cell table:style-name="ce5" office:value-type="string" calcext:value-type="string">
            <text:p>3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rfolgreiche Registrierung</text:p>
          </table:table-cell>
          <table:table-cell office:value-type="string" calcext:value-type="string">
            <text:p>Wenn der Spieler im Login-Menü ist, wenn der Spieler neuen Namen eingibt, wenn der Spieler 'OK' klickt, dann ist er mit dem neuen Namen eingeloggt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16" calcext:value-type="date">
            <text:p>16.06.15</text:p>
          </table:table-cell>
          <table:table-cell table:style-name="ce5" office:value-type="string" calcext:value-type="string">
            <text:p>3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rfolgreicher Login</text:p>
          </table:table-cell>
          <table:table-cell office:value-type="string" calcext:value-type="string">
            <text:p>Wenn der Spieler im Login-Menü ist, wenn der Spieler einen existierenden Namen wählt, wenn der Spieler 'OK' klickt, dann ist er eingeloggt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16" calcext:value-type="date">
            <text:p>16.06.15</text:p>
          </table:table-cell>
          <table:table-cell table:style-name="ce5" office:value-type="string" calcext:value-type="string">
            <text:p>2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-Menü</text:p>
          </table:table-cell>
          <table:table-cell office:value-type="string" calcext:value-type="string">
            <text:p>Wenn der Spieler im Startmenü ist, wenn der Spieler auf 'Netzwerk' klickt, dann erscheint das Netzwerk-Menü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16" calcext:value-type="date">
            <text:p>16.06.15</text:p>
          </table:table-cell>
          <table:table-cell table:style-name="ce5" office:value-type="string" calcext:value-type="string">
            <text:p>2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peichern der Optionen</text:p>
          </table:table-cell>
          <table:table-cell office:value-type="string" calcext:value-type="string">
            <text:p>Wenn der Spieler im Options-Menü ist, wenn der Spieler etwas ändert, wenn der Spieler auf Speichern/OK klickt, dann wird die Einstellung als XML gespeichert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16" calcext:value-type="date">
            <text:p>16.06.15</text:p>
          </table:table-cell>
          <table:table-cell table:style-name="ce5" office:value-type="string" calcext:value-type="string">
            <text:p>2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</text:p>
          </table:table-cell>
          <table:table-cell office:value-type="string" calcext:value-type="string">
            <text:p>Wenn sich der Spieler im Startmenü befindet, wenn der Spieler auf Options klickt, dann wechselt die Ansicht in den Options-Screen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16" calcext:value-type="date">
            <text:p>16.06.15</text:p>
          </table:table-cell>
          <table:table-cell table:style-name="ce5" office:value-type="string" calcext:value-type="string">
            <text:p>1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Wenn sich der Spieler im Startmenü befindet, wenn der Spieler auf Login klickt, dann wechselt die Ansicht auf den Login-Screen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16" calcext:value-type="date">
            <text:p>16.06.15</text:p>
          </table:table-cell>
          <table:table-cell table:style-name="ce5" office:value-type="string" calcext:value-type="string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score-Liste</text:p>
          </table:table-cell>
          <table:table-cell office:value-type="string" calcext:value-type="string">
            <text:p>Wenn der Spieler im Hauptmenü auf Highscore klickt, dann wird die Highscore liste angezeigt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30" calcext:value-type="date">
            <text:p>30.06.15</text:p>
          </table:table-cell>
          <table:table-cell table:style-name="ce5" office:value-type="string" calcext:value-type="string">
            <text:p>2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spiel läuft</text:p>
          </table:table-cell>
          <table:table-cell office:value-type="string" calcext:value-type="string">
            <text:p>Wenn das Netzwerk-Spiel startet, <text:s/>dann wird der entfernte Spieler als Geist angezeigt und parallel gespielt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30" calcext:value-type="date">
            <text:p>30.06.15</text:p>
          </table:table-cell>
          <table:table-cell table:style-name="ce5" office:value-type="string" calcext:value-type="string">
            <text:p>2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spiel startet</text:p>
          </table:table-cell>
          <table:table-cell office:value-type="string" calcext:value-type="string">
            <text:p>Wenn beide Spieler geladen haben, dann wird neben dem Charakter ein blasser zweiter C angezeigt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30" calcext:value-type="date">
            <text:p>30.06.15</text:p>
          </table:table-cell>
          <table:table-cell table:style-name="ce5" office:value-type="string" calcext:value-type="string">
            <text:p>2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spiel</text:p>
          </table:table-cell>
          <table:table-cell office:value-type="string" calcext:value-type="string">
            <text:p>Wenn der Spieler im Netzwerk-Menü ist, wenn ein Netzwerk-Spiel verfügbar ist, wenn der Spieler auf 'Bereit' klickt, dann startet ein Netzwerk-Spiel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30" calcext:value-type="date">
            <text:p>30.06.15</text:p>
          </table:table-cell>
          <table:table-cell table:style-name="ce5" office:value-type="string" calcext:value-type="string">
            <text:p>2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reffer-Sound</text:p>
          </table:table-cell>
          <table:table-cell office:value-type="string" calcext:value-type="string">
            <text:p>Wenn der Spieler einen Abonnenten-Briefkasten trifft, dann gibt es einen Treffer-Sound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30" calcext:value-type="date">
            <text:p>30.06.15</text:p>
          </table:table-cell>
          <table:table-cell table:style-name="ce5" office:value-type="string" calcext:value-type="string">
            <text:p>2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urz-Sound</text:p>
          </table:table-cell>
          <table:table-cell office:value-type="string" calcext:value-type="string">
            <text:p>Wenn der C gegen ein Hindernis fährt, <text:s/>dann gibt es einen Sturz-Sound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30" calcext:value-type="date">
            <text:p>30.06.15</text:p>
          </table:table-cell>
          <table:table-cell table:style-name="ce5" office:value-type="string" calcext:value-type="string">
            <text:p>2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urf-Sound</text:p>
          </table:table-cell>
          <table:table-cell office:value-type="string" calcext:value-type="string">
            <text:p>Wenn der Spieler eine Zeitung wirft, dann gibt es einen Wurf-Sound.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15-06-30" calcext:value-type="date">
            <text:p>30.06.15</text:p>
          </table:table-cell>
          <table:table-cell table:style-name="ce5" office:value-type="string" calcext:value-type="string">
            <text:p>2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tmo-Sounds</text:p>
          </table:table-cell>
          <table:table-cell office:value-type="string" calcext:value-type="string">
            <text:p>Wenn das Spiel losgeht, dann läuft eine Hintergrundmusik.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7T17:14:04.593023400</dc:date>
    <meta:document-statistic meta:table-count="1" meta:cell-count="160" meta:object-count="0"/>
    <meta:generator>LibreOffice/4.2.7.2$Linux_X86_64 LibreOffice_project/420m0$Build-2</meta:generator>
  </office:meta>
</office:document-meta>
</file>